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mensione </text:p>
          </table:table-cell>
          <table:table-cell office:value-type="string" calcext:value-type="string">
            <text:p>equamente diviso tra golden run e spor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 set</text:p>
          </table:table-cell>
          <table:table-cell table:formula="of:=300*400*2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 set</text:p>
          </table:table-cell>
          <table:table-cell table:formula="of:=300*100*2"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string" calcext:value-type="string">
            <text:p>Blur 3.5</text:p>
          </table:table-cell>
          <table:table-cell office:value-type="string" calcext:value-type="string">
            <text:p>2.2571e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718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211E-036" calcext:value-type="float">
            <text:p>3,92E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table:style-name="ce1" office:value-type="float" office:value="2.2571E-016" calcext:value-type="float">
            <text:p>2,26E-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.9718E-016" calcext:value-type="float">
            <text:p>1,97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 death pixels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0 death pixels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odemos </text:p>
          </table:table-cell>
          <table:table-cell table:style-name="ce1" office:value-type="float" office:value="9.8433E-020" calcext:value-type="float">
            <text:p>9,84E-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0615E-026" calcext:value-type="float">
            <text:p>2,06E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style-name="ce1" office:value-type="float" office:value="0.0000000000002422" calcext:value-type="float">
            <text:p>2,42E-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.1771E-017" calcext:value-type="float">
            <text:p>4,18E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pness</text:p>
          </table:table-cell>
          <table:table-cell office:value-type="float" office:value="0.0015" calcext:value-type="float">
            <text:p>0,00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9286E-027" calcext:value-type="float">
            <text:p>2,93E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kenlens</text:p>
          </table:table-cell>
          <table:table-cell table:style-name="ce1" office:value-type="float" office:value="5.9317E-016" calcext:value-type="float">
            <text:p>5,93E-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.2973E-016" calcext:value-type="float">
            <text:p>4,30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lens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9996" calcext:value-type="float">
            <text:p>0,9996</text:p>
          </table:table-cell>
        </table:table-row>
        <table:table-row table:style-name="ro1">
          <table:table-cell office:value-type="string" calcext:value-type="string">
            <text:p>banding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9992" calcext:value-type="float">
            <text:p>0,9992</text:p>
          </table:table-cell>
        </table:table-row>
        <table:table-row table:style-name="ro1">
          <table:table-cell office:value-type="string" calcext:value-type="string">
            <text:p>greysca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0:48:20.32587557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8:35:19.799038262</meta:creation-date>
    <dc:date>2020-10-06T10:52:31.898649061</dc:date>
    <meta:editing-duration>PT7M13S</meta:editing-duration>
    <meta:editing-cycles>3</meta:editing-cycles>
    <meta:generator>LibreOffice/6.0.7.3$Linux_X86_64 LibreOffice_project/00m0$Build-3</meta:generator>
    <meta:document-statistic meta:table-count="1" meta:cell-count="70" meta:object-count="0"/>
  </office:meta>
</office:document-meta>
</file>